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xml-odf-interop:xmlns:field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SimSun" style:font-pitch="variable" svg:font-family="SimSun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1" style:family="table">
      <style:table-properties table:align="margins" style:width="17cm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1.B1" style:family="table-cell">
      <style:table-cell-properties fo:border="0.002cm solid #000000" fo:padding="0.097cm"/>
    </style:style>
    <style:style style:name="Table1.A2" style:family="table-cell">
      <style:table-cell-properties fo:border-top="none" fo:border-left="0.002cm solid #000000" fo:border-right="none" fo:padding="0.097cm" fo:border-bottom="0.002cm solid #000000"/>
    </style:style>
    <style:style style:name="Table1.B2" style:data-style-name="N0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2.B1" style:family="table-cell">
      <style:table-cell-properties fo:border="0.002cm solid #000000" fo:padding="0.097cm"/>
    </style:style>
    <style:style style:name="Table2.A2" style:family="table-cell">
      <style:table-cell-properties fo:border-top="none" fo:border-left="0.002cm solid #000000" fo:border-right="none" fo:padding="0.097cm" fo:border-bottom="0.002cm solid #000000"/>
    </style:style>
    <style:style style:name="Table2.B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Standard" style:family="paragraph">
      <style:paragraph-properties fo:break-before="page"/>
    </style:style>
    <style:style style:name="P2" style:parent-style-name="Table_20_Contents" style:family="paragraph">
      <style:text-properties fo:font-weight="bold" style:font-weight-asian="bold" style:font-weight-complex="bold"/>
    </style:style>
    <style:style style:name="fr1" style:parent-style-name="OLE" style:family="graphic">
      <style:graphic-properties draw:ole-draw-aspect="1" style:horizontal-rel="paragraph" style:horizontal-pos="center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/>
      <text:p text:style-name="Standard">SAMPLE CHART</text:p>
      <text:p text:style-name="Standard"/>
      <text:p text:style-name="Standard"/>
      <text:p text:style-name="Standard"><draw:frame draw:name="Object1" draw:z-index="0" svg:height="7.001cm" svg:width="7.997cm" text:anchor-type="paragraph" draw:style-name="fr1"><draw:object xlink:type="simple" xlink:show="embed" xlink:href="./Object 1" xlink:actuate="onLoad" draw:notify-on-update-of-ranges="Table1"/><draw:image xlink:type="simple" xlink:show="embed" xlink:href="./ObjectReplacements/Object 1" xlink:actuate="onLoad"/></draw:frame></text:p>
      <table:table table:name="Table1" table:style-name="Table1">
        <table:table-column table:number-columns-repeated="1" table:style-name="Table1.A"/>
        <table:table-column table:number-columns-repeated="1" table:style-name="Table1.B"/>
        <table:table-row>
          <table:table-cell office:value-type="string" table:style-name="Table1.A1">
            <text:p text:style-name="P2">Names</text:p>
          </table:table-cell>
          <table:table-cell office:value-type="string" table:style-name="Table1.B1">
            <text:p text:style-name="P2">Score</text:p>
          </table:table-cell>
        </table:table-row>
        <table:table-row>
          <table:table-cell office:value-type="string" table:style-name="Table1.A2">
            <text:p text:style-name="Table_20_Contents">John</text:p>
          </table:table-cell>
          <table:table-cell office:value="24" office:value-type="float" table:style-name="Table1.B2">
            <text:p text:style-name="Table_20_Contents">24</text:p>
          </table:table-cell>
        </table:table-row>
        <table:table-row>
          <table:table-cell office:value-type="string" table:style-name="Table1.A2">
            <text:p text:style-name="Table_20_Contents">Mark</text:p>
          </table:table-cell>
          <table:table-cell office:value="42" office:value-type="float" table:style-name="Table1.B2">
            <text:p text:style-name="Table_20_Contents">42</text:p>
          </table:table-cell>
        </table:table-row>
        <table:table-row>
          <table:table-cell office:value-type="string" table:style-name="Table1.A2">
            <text:p text:style-name="Table_20_Contents">Wilson</text:p>
          </table:table-cell>
          <table:table-cell office:value="12" office:value-type="float" table:style-name="Table1.B2">
            <text:p text:style-name="Table_20_Contents">12</text:p>
          </table:table-cell>
        </table:table-row>
        <table:table-row>
          <table:table-cell office:value-type="string" table:style-name="Table1.A2">
            <text:p text:style-name="Table_20_Contents">Meghu</text:p>
          </table:table-cell>
          <table:table-cell office:value="59" office:value-type="float" table:style-name="Table1.B2">
            <text:p text:style-name="Table_20_Contents">59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HART FOR APPY</text:p>
      <text:p text:style-name="Standard"/>
      <text:p text:style-name="Standard"><draw:frame draw:name="Object2" draw:z-index="1" svg:height="7.001cm" svg:width="7.997cm" text:anchor-type="paragraph" draw:style-name="fr1"><draw:object xlink:type="simple" xlink:show="embed" xlink:href="./Object 2" xlink:actuate="onLoad" draw:notify-on-update-of-ranges="Table2"/><draw:image xlink:type="simple" xlink:show="embed" xlink:href="./ObjectReplacements/Object 2" xlink:actuate="onLoad"/></draw:frame></text:p>
      <table:table table:name="Table2" table:style-name="Table2">
        <table:table-column table:number-columns-repeated="1" table:style-name="Table2.A"/>
        <table:table-column table:number-columns-repeated="1" table:style-name="Table2.B"/>
        <table:table-row>
          <table:table-cell office:value-type="string" table:style-name="Table2.A1">
            <text:p text:style-name="P2">Names</text:p>
          </table:table-cell>
          <table:table-cell office:value-type="string" table:style-name="Table2.B1">
            <text:p text:style-name="P2">Score</text:p>
          </table:table-cell>
        </table:table-row>
        <table:table-row>
          <table:table-cell office:value-type="string" table:style-name="Table2.A2">
            <text:p text:style-name="Table_20_Contents">John</text:p>
          </table:table-cell>
          <table:table-cell office:value-type="string" table:style-name="Table2.B2">
            <text:p text:style-name="Table_20_Contents">25</text:p>
          </table:table-cell>
        </table:table-row>
        <table:table-row>
          <table:table-cell office:value-type="string" table:style-name="Table2.A2">
            <text:p text:style-name="Table_20_Contents">Mark</text:p>
          </table:table-cell>
          <table:table-cell office:value-type="string" table:style-name="Table2.B2">
            <text:p text:style-name="Table_20_Contents">53</text:p>
          </table:table-cell>
        </table:table-row>
        <table:table-row>
          <table:table-cell office:value-type="string" table:style-name="Table2.A2">
            <text:p text:style-name="Table_20_Contents">Wilson</text:p>
          </table:table-cell>
          <table:table-cell office:value-type="string" table:style-name="Table2.B2">
            <text:p text:style-name="Table_20_Contents">12</text:p>
          </table:table-cell>
        </table:table-row>
        <table:table-row>
          <table:table-cell office:value-type="string" table:style-name="Table2.A2">
            <text:p text:style-name="Table_20_Contents">Meghu</text:p>
          </table:table-cell>
          <table:table-cell office:value-type="string" table:style-name="Table2.B2">
            <text:p text:style-name="Table_20_Contents">59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SimSun" style:font-pitch="variable" svg:font-family="SimSun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IN" fo:language="en" style:language-asian="zh" style:language-complex="hi" style:font-size-asian="12pt" fo:font-size="12pt" style:font-size-complex="12pt" style:country-asian="CN" style:letter-kerning="true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IN" fo:language="en" fo:hyphenation-push-char-count="2" style:font-name="Times New Roman" style:language-asian="zh" style:language-complex="hi" style:font-size-asian="12pt" style:font-name-asian="SimSun" fo:font-size="12pt" style:font-size-complex="12pt" style:country-asian="CN" style:letter-kerning="true" fo:hyphenate="false" style:font-name-complex="Tahoma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SimSun" fo:font-size="14pt" style:font-name-complex="Tahoma"/>
    </style:style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OLE" style:family="graphic">
      <style:graphic-properties style:vertical-pos="top" style:wrap="none" style:horizontal-pos="center" svg:y="0cm" svg:x="0cm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Shomiron Das Gupta</meta:initial-creator>
    <meta:creation-date>2010-07-29T13:21:51</meta:creation-date>
    <dc:date>2010-07-29T13:25:55</dc:date>
    <dc:creator>Shomiron Das Gupta</dc:creator>
    <meta:editing-duration>PT00H04M04S</meta:editing-duration>
    <meta:editing-cycles>1</meta:editing-cycles>
    <meta:generator>OpenOffice.org/3.0$Linux OpenOffice.org_project/300m15$Build-9379</meta:generator>
    <meta:document-statistic meta:table-count="2" meta:image-count="0" meta:object-count="2" meta:page-count="2" meta:paragraph-count="22" meta:word-count="25" meta:character-count="1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97cm" svg:height="7cm" chart:class="chart:bar" chart:style-name="ch1">
        <chart:legend chart:legend-position="end" svg:x="6.462cm" svg:y="3.22cm" chart:style-name="ch2"/>
        <chart:plot-area chart:style-name="ch3" table:cell-range-address="Table1.$A$2:.$A$5 Table1.$B$1:.$B$5" chart:data-source-has-labels="both" svg:x="0.158cm" svg:y="0.14cm" svg:width="6.145cm" svg:height="6.579cm">
          <chart:axis chart:dimension="x" chart:name="primary-x" chart:style-name="ch4">
            <chart:categories table:cell-range-address="Table1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1.$B$2:.$B$5" chart:label-cell-address="Table1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le1.$B$1">Score</text:p>
              </table:table-cell>
            </table:table-row>
          </table:table-header-rows>
          <table:table-rows>
            <table:table-row>
              <table:table-cell office:value-type="string">
                <text:p text:id="Table1.$A$2:.$A$5">John</text:p>
              </table:table-cell>
              <table:table-cell office:value-type="float" office:value="24">
                <text:p text:id="Table1.$B$2:.$B$5">24</text:p>
              </table:table-cell>
            </table:table-row>
            <table:table-row>
              <table:table-cell office:value-type="string">
                <text:p>Mark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Wilso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eghu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97cm" svg:height="7cm" chart:class="chart:bar" chart:style-name="ch1">
        <chart:legend chart:legend-position="end" svg:x="6.462cm" svg:y="3.22cm" chart:style-name="ch2"/>
        <chart:plot-area chart:style-name="ch3" table:cell-range-address="Table2.$A$2:.$A$5 Table2.$B$1:.$B$5" chart:data-source-has-labels="both" svg:x="0.158cm" svg:y="0.14cm" svg:width="6.145cm" svg:height="6.579cm">
          <chart:axis chart:dimension="x" chart:name="primary-x" chart:style-name="ch4">
            <chart:categories table:cell-range-address="Table2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2.$B$2:.$B$5" chart:label-cell-address="Table2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le2.$B$1">Score</text:p>
              </table:table-cell>
            </table:table-row>
          </table:table-header-rows>
          <table:table-rows>
            <table:table-row>
              <table:table-cell office:value-type="string">
                <text:p text:id="Table2.$A$2:.$A$5">John</text:p>
              </table:table-cell>
              <table:table-cell office:value-type="float" office:value="0">
                <text:p text:id="Table2.$B$2:.$B$5">0</text:p>
              </table:table-cell>
            </table:table-row>
            <table:table-row>
              <table:table-cell office:value-type="string">
                <text:p>Mar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ils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ghu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